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35.75mm"/>
    </style:style>
    <style:style style:name="co15" style:family="table-column">
      <style:table-column-properties fo:break-before="auto" style:column-width="10.16mm"/>
    </style:style>
    <style:style style:name="co16" style:family="table-column">
      <style:table-column-properties fo:break-before="auto" style:column-width="35.49mm"/>
    </style:style>
    <style:style style:name="co17" style:family="table-column">
      <style:table-column-properties fo:break-before="auto" style:column-width="73.61mm"/>
    </style:style>
    <style:style style:name="co18" style:family="table-column">
      <style:table-column-properties fo:break-before="auto" style:column-width="1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/>
    <style:style style:name="ce13" style:family="table-cell" style:parent-style-name="Default" style:data-style-name="N99"/>
    <style:style style:name="ce5" style:family="table-cell" style:parent-style-name="Default"/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/>
    <style:style style:name="ce9" style:family="table-cell" style:parent-style-name="Default" style:data-style-name="N99"/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IPA Pゴシック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IPA Pゴシック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 fo:font-weight="bold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IPA Pゴシック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 fo:color="#0000ff" fo:font-weight="normal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IPA Pゴシック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 fo:font-weight="normal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IPA Pゴシック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 fo:font-weight="normal" fo:color="#ff0000"/>
    </style:style>
    <style:style style:name="T7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IPA Pゴシック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IPA Pゴシック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bold"/>
    </style:style>
    <style:style style:name="T9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-asian="IPA Pゴシック" style:language-asian="ja" style:country-asian="JP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arithmetic" table:style-name="ta1"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"/>
        <table:table-column table:style-name="co15" table:default-cell-style-name="Default"/>
        <table:table-column table:style-name="co6" table:number-columns-repeated="5" table:default-cell-style-name="Default"/>
        <table:table-row table:style-name="ro1">
          <table:table-cell table:style-name="ce6" office:value-type="string" calcext:value-type="string">
            <text:p>演算</text:p>
          </table:table-cell>
          <table:table-cell table:style-name="ce7" office:value-type="string" calcext:value-type="string">
            <text:p>入力式</text:p>
          </table:table-cell>
          <table:table-cell table:style-name="ce6" office:value-type="string" calcext:value-type="string">
            <text:p>結果</text:p>
          </table:table-cell>
          <table:table-cell table:style-name="ce7" office:value-type="string" calcext:value-type="string">
            <text:p>関数</text:p>
          </table:table-cell>
          <table:table-cell table:style-name="ce6" office:value-type="string" calcext:value-type="string">
            <text:p>結果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help.libreoffice.org/4.0/Calc/Mathematical_Functions/ja" xlink:type="simple">https://help.libreoffice.org/4.0/Calc/Mathematical_Functions/ja</text:a></text:p>
          </table:table-cell>
        </table:table-row>
        <table:table-row table:style-name="ro1">
          <table:table-cell office:value-type="string" calcext:value-type="string">
            <text:p>加算</text:p>
          </table:table-cell>
          <table:table-cell office:value-type="string" calcext:value-type="string">
            <text:p>=1+2</text:p>
          </table:table-cell>
          <table:table-cell table:formula="of:=1+2" office:value-type="float" office:value="3" calcext:value-type="float">
            <text:p>3</text:p>
          </table:table-cell>
          <table:table-cell office:value-type="string" calcext:value-type="string">
            <text:p>＝SUM(G1:H2)</text:p>
          </table:table-cell>
          <table:table-cell table:formula="of:=SUM([.G1:.H2])"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減算</text:p>
          </table:table-cell>
          <table:table-cell office:value-type="string" calcext:value-type="string">
            <text:p>=5-3</text:p>
          </table:table-cell>
          <table:table-cell table:formula="of:=5-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積算</text:p>
          </table:table-cell>
          <table:table-cell office:value-type="string" calcext:value-type="string">
            <text:p>=2*3</text:p>
          </table:table-cell>
          <table:table-cell table:formula="of:=2*3" office:value-type="float" office:value="6" calcext:value-type="float">
            <text:p>6</text:p>
          </table:table-cell>
          <table:table-cell office:value-type="string" calcext:value-type="string">
            <text:p>=PRODUCT<text:span text:style-name="T1">(</text:span>G1:H2<text:span text:style-name="T1">)</text:span></text:p>
          </table:table-cell>
          <table:table-cell table:formula="of:=PRODUCT([.G1:.H2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除算</text:p>
          </table:table-cell>
          <table:table-cell office:value-type="string" calcext:value-type="string">
            <text:p>=11/3</text:p>
          </table:table-cell>
          <table:table-cell table:formula="of:=11/3" office:value-type="float" office:value="3.66666666666667" calcext:value-type="float">
            <text:p>3.66666666666667</text:p>
          </table:table-cell>
          <table:table-cell office:value-type="string" calcext:value-type="string">
            <text:p>=QUOTIENT(G2,G1)</text:p>
          </table:table-cell>
          <table:table-cell table:formula="of:=QUOTIENT([.G2];[.G1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剰余</text:p>
          </table:table-cell>
          <table:table-cell table:number-columns-repeated="2"/>
          <table:table-cell office:value-type="string" calcext:value-type="string">
            <text:p>=MOD(G2,G1)</text:p>
          </table:table-cell>
          <table:table-cell table:formula="of:=MOD([.G2];[.G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べき乗</text:p>
          </table:table-cell>
          <table:table-cell office:value-type="string" calcext:value-type="string">
            <text:p>=2^8</text:p>
          </table:table-cell>
          <table:table-cell table:formula="of:=2^8" office:value-type="float" office:value="256" calcext:value-type="float">
            <text:p>256</text:p>
          </table:table-cell>
          <table:table-cell office:value-type="string" calcext:value-type="string">
            <text:p>=POWER(G1,G2)</text:p>
          </table:table-cell>
          <table:table-cell table:formula="of:=POWER([.G1];[.G2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負数</text:p>
          </table:table-cell>
          <table:table-cell office:value-type="string" calcext:value-type="string">
            <text:p>=-100</text:p>
          </table:table-cell>
          <table:table-cell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百分率</text:p>
          </table:table-cell>
          <table:table-cell office:value-type="string" calcext:value-type="string">
            <text:p>=100 * 20%</text:p>
          </table:table-cell>
          <table:table-cell table:formula="of:=100 * 20%" office:value-type="float" office:value="20" calcext:value-type="float">
            <text:p>20</text:p>
          </table:table-cell>
          <table:table-cell table:number-columns-repeated="7"/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mparison" table:style-name="ta1"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row table:style-name="ro1">
          <table:table-cell table:style-name="ce6" office:value-type="string" calcext:value-type="string">
            <text:p>演算</text:p>
          </table:table-cell>
          <table:table-cell table:style-name="ce7" office:value-type="string" calcext:value-type="string">
            <text:p>入力式</text:p>
          </table:table-cell>
          <table:table-cell table:style-name="ce6" office:value-type="string" calcext:value-type="string">
            <text:p>結果</text:p>
          </table:table-cell>
        </table:table-row>
        <table:table-row table:style-name="ro1">
          <table:table-cell office:value-type="string" calcext:value-type="string">
            <text:p>等式</text:p>
          </table:table-cell>
          <table:table-cell office:value-type="string" calcext:value-type="string">
            <text:p>=1=1</text:p>
          </table:table-cell>
          <table:table-cell table:style-name="ce9" table:formula="of:=1=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不等式</text:p>
          </table:table-cell>
          <table:table-cell office:value-type="string" calcext:value-type="string">
            <text:p>=1&lt;&gt;1</text:p>
          </table:table-cell>
          <table:table-cell table:style-name="ce9" table:formula="of:=1&lt;&g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小なり</text:p>
          </table:table-cell>
          <table:table-cell office:value-type="string" calcext:value-type="string">
            <text:p>=1&lt;3</text:p>
          </table:table-cell>
          <table:table-cell table:style-name="ce9" table:formula="of:=1&lt;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大なり</text:p>
          </table:table-cell>
          <table:table-cell office:value-type="string" calcext:value-type="string">
            <text:p>=3&gt;1</text:p>
          </table:table-cell>
          <table:table-cell table:style-name="ce9" table:formula="of:=3&gt;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小なりイコール</text:p>
          </table:table-cell>
          <table:table-cell office:value-type="string" calcext:value-type="string">
            <text:p>=3&lt;=3</text:p>
          </table:table-cell>
          <table:table-cell table:style-name="ce9" table:formula="of:=3&lt;=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大なりイコール</text:p>
          </table:table-cell>
          <table:table-cell office:value-type="string" calcext:value-type="string">
            <text:p>=3&gt;=3</text:p>
          </table:table-cell>
          <table:table-cell table:style-name="ce9" table:formula="of:=3&gt;=3" office:value-type="boolean" office:boolean-value="true" calcext:value-type="boolean">
            <text:p>TRUE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ring" table:style-name="ta1">
        <table:table-column table:style-name="co6" table:default-cell-style-name="Default"/>
        <table:table-column table:style-name="co10" table:default-cell-style-name="ce8"/>
        <table:table-column table:style-name="co6" table:default-cell-style-name="Default"/>
        <table:table-row table:style-name="ro1">
          <table:table-cell table:style-name="ce6" office:value-type="string" calcext:value-type="string">
            <text:p>演算</text:p>
          </table:table-cell>
          <table:table-cell table:style-name="ce7" office:value-type="string" calcext:value-type="string">
            <text:p>入力式</text:p>
          </table:table-cell>
          <table:table-cell table:style-name="ce6" office:value-type="string" calcext:value-type="string">
            <text:p>結果</text:p>
          </table:table-cell>
        </table:table-row>
        <table:table-row table:style-name="ro1">
          <table:table-cell office:value-type="string" calcext:value-type="string">
            <text:p>結合</text:p>
          </table:table-cell>
          <table:table-cell office:value-type="string" calcext:value-type="string">
            <text:p>="abc" &amp; "def"</text:p>
          </table:table-cell>
          <table:table-cell table:formula="of:=&quot;abc&quot; &amp; &quot;def&quot;" office:value-type="string" office:string-value="abcdef" calcext:value-type="string">
            <text:p>abcdef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f" table:style-name="ta1" table:print="false">
        <table:table-column table:style-name="co16" table:default-cell-style-name="Default"/>
        <table:table-column table:style-name="co17" table:default-cell-style-name="ce8"/>
        <table:table-column table:style-name="co18" table:default-cell-style-name="Default"/>
        <table:table-column table:style-name="co6" table:number-columns-repeated="7" table:default-cell-style-name="Default"/>
        <table:table-row table:style-name="ro1">
          <table:table-cell table:style-name="ce6" office:value-type="string" calcext:value-type="string">
            <text:p>演算</text:p>
          </table:table-cell>
          <table:table-cell table:style-name="ce7" office:value-type="string" calcext:value-type="string">
            <text:p>入力式</text:p>
          </table:table-cell>
          <table:table-cell table:style-name="ce6" office:value-type="string" calcext:value-type="string">
            <text:p>結果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ルの範囲:</text:p>
          </table:table-cell>
          <table:table-cell office:value-type="string" calcext:value-type="string">
            <text:p>=SUM(E1:F1)</text:p>
          </table:table-cell>
          <table:table-cell table:formula="of:=SUM([.E1:.F1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セルの共通範囲のみ!</text:p>
          </table:table-cell>
          <table:table-cell office:value-type="string" calcext:value-type="string">
            <text:p><text:span text:style-name="T2">=SUM</text:span><text:span text:style-name="T3">(</text:span><text:span text:style-name="T4">E1:F1</text:span><text:span text:style-name="T5">!</text:span><text:span text:style-name="T6">E1:J1</text:span><text:span text:style-name="T3">)</text:span></text:p>
          </table:table-cell>
          <table:table-cell table:formula="of:=SUM([.E1:.F1]![.E1:.J1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セル範囲の結合~</text:p>
          </table:table-cell>
          <table:table-cell office:value-type="string" calcext:value-type="string">
            <text:p><text:span text:style-name="T7">=SUM</text:span><text:span text:style-name="T8">(</text:span><text:span text:style-name="T9">E1:F1~H1:J1</text:span><text:span text:style-name="T8">)</text:span></text:p>
          </table:table-cell>
          <table:table-cell table:formula="of:=SUM([.E1:.F1]~[.H1:.J1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外部ファイルのセル</text:p>
          </table:table-cell>
          <table:table-cell office:value-type="string" calcext:value-type="string">
            <text:p>='file:///tmp/work/namelist.ods'#$namelist.A2</text:p>
          </table:table-cell>
          <table:table-cell table:formula="of:=['file:///tmp/work/LibreOffice.Calc.Operator.20201005170225/src/namelist.ods'#$namelist.A2]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'file:///tmp/work/LibreOffice.Calc.Operator.20201005170225/src/namelist.ods'#namelist" table:print="false" table:style-name="ta_extref">
        <table:table-source xlink:type="simple" xlink:href="../namelist.ods" table:table-name="namelist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5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00/00/00</text:date>, <text:time style:data-style-name="N2" text:time-value="17:22:08.14405561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5:00:37.874051488</meta:creation-date>
    <dc:date>2020-10-05T17:26:21.573228068</dc:date>
    <meta:editing-duration>PT38M32S</meta:editing-duration>
    <meta:editing-cycles>7</meta:editing-cycles>
    <meta:generator>LibreOffice/6.1.5.2$Linux_ARM_EABI LibreOffice_project/10$Build-2</meta:generator>
    <meta:document-statistic meta:table-count="4" meta:cell-count="89" meta:object-count="0"/>
  </office:meta>
</office:document-meta>
</file>